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2.2626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83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965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3.2665in"/>
    </style:style>
    <style:style style:name="co9" style:family="table-column">
      <style:table-column-properties fo:break-before="auto" style:column-width="2.3736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1.7307in"/>
    </style:style>
    <style:style style:name="co1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386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661in" fo:break-before="auto" style:use-optimal-row-height="true"/>
    </style:style>
    <style:style style:name="ro7" style:family="table-row">
      <style:table-row-properties style:row-height="1.2846in" fo:break-before="auto" style:use-optimal-row-height="true"/>
    </style:style>
    <style:style style:name="ro8" style:family="table-row">
      <style:table-row-properties style:row-height="0.5307in" fo:break-before="auto" style:use-optimal-row-height="true"/>
    </style:style>
    <style:style style:name="ro9" style:family="table-row">
      <style:table-row-properties style:row-height="0.6992in" fo:break-before="auto" style:use-optimal-row-height="true"/>
    </style:style>
    <style:style style:name="ro10" style:family="table-row">
      <style:table-row-properties style:row-height="0.1827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style:vertical-align="top"/>
      <style:text-properties style:font-name="Liberation Sans" style:font-name-asian="Droid Sans" style:font-name-complex="FreeSans"/>
    </style:style>
    <style:style style:name="ce6" style:family="table-cell" style:parent-style-name="Default">
      <style:text-properties style:font-name="Liberation Sans" style:font-name-asian="Droid Sans" style:font-name-complex="FreeSans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top"/>
    </style:style>
    <style:style style:name="T1" style:family="text">
      <style:text-properties style:font-name-asian="Droid Sans"/>
    </style:style>
    <style:style style:name="T2" style:family="text">
      <style:text-properties style:font-name="Liberation Sans" style:font-name-asian="Droid Sans"/>
    </style:style>
  </office:automatic-styles>
  <office:body>
    <office:spreadsheet>
      <table:table table:name="Exchan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8"/>
        <table:table-column table:style-name="co5" table:number-columns-repeated="3" table:default-cell-style-name="ce2"/>
        <table:table-column table:style-name="co5" table:number-columns-repeated="1011" table:default-cell-style-name="Default"/>
        <table:table-row table:style-name="ro1">
          <table:table-cell table:style-name="Default" table:number-columns-repeated="6"/>
          <table:table-cell table:style-name="ce7" office:value-type="string" calcext:value-type="string">
            <text:p>Deposit/Withdrawl methods</text:p>
          </table:table-cell>
          <table:table-cell table:style-name="Default"/>
          <table:table-cell table:style-name="ce1" office:value-type="string" calcext:value-type="string">
            <text:p>Api 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  <table:table-cell table:style-name="ce1" office:value-type="string" calcext:value-type="string">
            <text:p>2FA</text:p>
          </table:table-cell>
          <table:table-cell table:style-name="ce1" office:value-type="string" calcext:value-type="string">
            <text:p>Fiat?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Withdrawl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AllCoin</text:p>
          </table:table-cell>
          <table:table-cell office:value-type="string" calcext:value-type="string">
            <text:p><text:a xlink:href="http://www.allcoin.com/" xlink:type="simple">http://www.allcoin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allcoin.com/pub/api" xlink:type="simple">https://www.allcoin.com/pub/api</text:a></text:p>
            <text:p>3000 requests per hour per IP.</text:p>
          </table:table-cell>
          <table:table-cell office:value-type="string" calcext:value-type="string">
            <text:p>1000 requests per hour per account.</text:p>
          </table:table-cell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NXBTC</text:p>
          </table:table-cell>
          <table:table-cell office:value-type="string" calcext:value-type="string">
            <text:p><text:a xlink:href="https://anxbtc.com/" xlink:type="simple">https://anxbtc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anxbtc.com/pages/#/fees" xlink:type="simple">https://anxbtc.com/pages/#/fees</text:a></text:p>
          </table:table-cell>
          <table:table-cell table:style-name="ce5" office:value-type="string" calcext:value-type="string">
            <text:p>IWT</text:p>
          </table:table-cell>
          <table:table-cell office:value-type="string" calcext:value-type="string">
            <text:p><text:a xlink:href="https://anxbtc.com/info/api" xlink:type="simple">https://anxbtc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itfinex</text:p>
          </table:table-cell>
          <table:table-cell office:value-type="string" calcext:value-type="string">
            <text:p><text:a xlink:href="https://www.bitfinex.com/" xlink:type="simple">https://www.bitfinex.com/</text:a></text:p>
          </table:table-cell>
          <table:table-cell office:value-type="string" calcext:value-type="string">
            <text:p>zackkoBF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 0.1%</text:p>
            <text:p>EgoPay 2%</text:p>
          </table:table-cell>
          <table:table-cell office:value-type="string" calcext:value-type="string">
            <text:p>IWT 0.1%</text:p>
            <text:p>EgoPay 0%</text:p>
          </table:table-cell>
          <table:table-cell office:value-type="string" calcext:value-type="string">
            <text:p><text:a xlink:href="https://www.bitfinex.com/pages/api" xlink:type="simple">https://www.bitfinex.com/pages/api</text:a></text:p>
            <text:p>The number of requests is limited to 60/minutes.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Bittrex</text:p>
          </table:table-cell>
          <table:table-cell table:style-name="Default" office:value-type="string" calcext:value-type="string">
            <text:p><text:a xlink:href="https://bittrex.com/" xlink:type="simple">https://bittrex.com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Crypto</text:p>
          </table:table-cell>
          <table:table-cell table:style-name="Default" office:value-type="string" calcext:value-type="string">
            <text:p><text:a xlink:href="https://bittrex.com/Home/Api" xlink:type="simple">https://bittrex.com/Home/Api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6">
          <table:table-cell office:value-type="string" calcext:value-type="string">
            <text:p>Bitstamp</text:p>
          </table:table-cell>
          <table:table-cell office:value-type="string" calcext:value-type="string">
            <text:p><text:a xlink:href="https://www.bitstamp.net/" xlink:type="simple">https://www.bitstamp.net/</text:a></text:p>
          </table:table-cell>
          <table:table-cell table:style-name="ce4" office:value-type="float" office:value="856222" calcext:value-type="float">
            <text:p>856222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bitstamp.net/api/" xlink:type="simple">https://www.bitstamp.net/api/</text:a></text:p>
            <text:p>Do not make more than 600 request per 10 minutes or we will ban your IP address. 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Bitkonan</text:p>
          </table:table-cell>
          <table:table-cell office:value-type="string" calcext:value-type="string">
            <text:p><text:a xlink:href="https://bitkonan.com/" xlink:type="simple">https://bitkonan.com/</text:a></text:p>
          </table:table-cell>
          <table:table-cell table:style-name="ce4" office:value-type="float" office:value="8608485907" calcext:value-type="float">
            <text:p>8608485907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goPay + 4%</text:p>
            <text:p>IWT</text:p>
          </table:table-cell>
          <table:table-cell office:value-type="string" calcext:value-type="string">
            <text:p>EgoPay + 2%</text:p>
            <text:p>IWT</text:p>
          </table:table-cell>
          <table:table-cell office:value-type="string" calcext:value-type="string">
            <text:p><text:a xlink:href="https://bitkonan.com/info/api" xlink:type="simple">https://bitkonan.com/info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er</text:p>
          </table:table-cell>
          <table:table-cell office:value-type="string" calcext:value-type="string">
            <text:p><text:a xlink:href="https://bter.com/" xlink:type="simple">https://bter.com</text:a></text:p>
          </table:table-cell>
          <table:table-cell office:value-type="string" calcext:value-type="string">
            <text:p>zackkoBR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goPay 2%</text:p>
          </table:table-cell>
          <table:table-cell office:value-type="string" calcext:value-type="string">
            <text:p>EgoPay 0%</text:p>
          </table:table-cell>
          <table:table-cell office:value-type="string" calcext:value-type="string">
            <text:p><text:a xlink:href="https://bter.com/api" xlink:type="simple">https://bter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TC38</text:p>
          </table:table-cell>
          <table:table-cell office:value-type="string" calcext:value-type="string">
            <text:p><text:a xlink:href="http://www.btc38.com/" xlink:type="simple">http://www.btc38.com/</text:a>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 (English Version)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<text:a xlink:href="http://www.btc38.com/general/789.html" xlink:type="simple">http://www.btc38.com/general/789.html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TC-E</text:p>
          </table:table-cell>
          <table:table-cell office:value-type="string" calcext:value-type="string">
            <text:p><text:a xlink:href="https://btc-e.com/" xlink:type="simple">https://btc-e.com/</text:a></text:p>
          </table:table-cell>
          <table:table-cell office:value-type="string" calcext:value-type="string">
            <text:p>zackkoBE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OkPay 1%</text:p>
            <text:p>PerfectMoney 3.5%</text:p>
            <text:p>Payeer 5%</text:p>
            <text:p>IWT 1%</text:p>
          </table:table-cell>
          <table:table-cell office:value-type="string" calcext:value-type="string">
            <text:p>PerfectMoney 1%</text:p>
            <text:p>IWT 1.5%</text:p>
            <text:p>PayPal 7%</text:p>
            <text:p>OKPay 1%</text:p>
            <text:p>Visa 5%</text:p>
            <text:p>Payeer 0%</text:p>
            <text:p>EgoPay 0%</text:p>
          </table:table-cell>
          <table:table-cell office:value-type="string" calcext:value-type="string">
            <text:p><text:a xlink:href="https://btc-e.com/api/3/docs" xlink:type="simple">https://btc-e.com/api/3/docs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CampBX</text:p>
          </table:table-cell>
          <table:table-cell office:value-type="string" calcext:value-type="string">
            <text:p><text:a xlink:href="https://campbx.com/" xlink:type="simple">https://campbx.com/</text:a></text:p>
          </table:table-cell>
          <table:table-cell office:value-type="string" calcext:value-type="string">
            <text:p>zackkoC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office:value-type="string" calcext:value-type="string">
            <text:p><text:a xlink:href="https://campbx.com/api.php" xlink:type="simple">https://campbx.com/api.php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-CEX</text:p>
          </table:table-cell>
          <table:table-cell office:value-type="string" calcext:value-type="string">
            <text:p><text:a xlink:href="https://c-cex.com/" xlink:type="simple">https://c-cex.com/</text:a></text:p>
          </table:table-cell>
          <table:table-cell office:value-type="string" calcext:value-type="string">
            <text:p>zackkoC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0%</text:p>
            <text:p>OKPay 0%</text:p>
            <text:p>EgoPay 3%</text:p>
          </table:table-cell>
          <table:table-cell office:value-type="string" calcext:value-type="string">
            <text:p>Payeer 1%</text:p>
            <text:p>EgoPay 7%</text:p>
          </table:table-cell>
          <table:table-cell table:style-name="ce2" office:value-type="string" calcext:value-type="string">
            <text:p><text:a xlink:href="https://c-cex.com/?id=api" xlink:type="simple">https://c-cex.com/?id=api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3">
          <table:table-cell office:value-type="string" calcext:value-type="string">
            <text:p>Coins-E</text:p>
          </table:table-cell>
          <table:table-cell office:value-type="string" calcext:value-type="string">
            <text:p><text:a xlink:href="https://www.coins-e.com/" xlink:type="simple">https://www.coins-e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coins-e.com/exchange/api/documentation/" xlink:type="simple">https://www.coins-e.com/exchange/api/documentation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oin-Swap</text:p>
          </table:table-cell>
          <table:table-cell office:value-type="string" calcext:value-type="string">
            <text:p><text:a xlink:href="https://coin-swap.net/" xlink:type="simple">https://coin-swap.net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style-name="ce2" office:value-type="string" calcext:value-type="string">
            <text:p>https://coin-swap.net/api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ryptsy</text:p>
          </table:table-cell>
          <table:table-cell office:value-type="string" calcext:value-type="string">
            <text:p><text:a xlink:href="https://www.cryptsy.com/" xlink:type="simple">https://www.cryptsy.com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?!?</text:p>
          </table:table-cell>
          <table:table-cell office:value-type="string" calcext:value-type="string">
            <text:p><text:a xlink:href="https://www.cryptsy.com/pages/api" xlink:type="simple">https://www.cryptsy.com/pages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Crypto-Trade</text:p>
          </table:table-cell>
          <table:table-cell office:value-type="string" calcext:value-type="string">
            <text:p><text:a xlink:href="https://crypto-trade.com/" xlink:type="simple">https://crypto-trade.com/</text:a></text:p>
          </table:table-cell>
          <table:table-cell office:value-type="string" calcext:value-type="string">
            <text:p>zackkoC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span text:style-name="T2">PerfectMoney 5%</text:span></text:p>
            <text:p><text:span text:style-name="T2">OkPay 0%</text:span></text:p>
            <text:p><text:span text:style-name="T2">Payeer 3%</text:span></text:p>
            <text:p><text:span text:style-name="T2">EgoPay 2%</text:span></text:p>
          </table:table-cell>
          <table:table-cell table:style-name="ce5" office:value-type="string" calcext:value-type="string">
            <text:p><text:span text:style-name="T1">PerfectMoney 2%</text:span></text:p>
            <text:p><text:span text:style-name="T1">OkPay 6%</text:span></text:p>
            <text:p><text:span text:style-name="T1">Payeer 1%</text:span></text:p>
            <text:p><text:span text:style-name="T1">EgoPay 1%</text:span></text:p>
          </table:table-cell>
          <table:table-cell office:value-type="string" calcext:value-type="string">
            <text:p><text:a xlink:href="https://crypto-trade.com/api/v1/documentation" xlink:type="simple">https://crypto-trade.com/api/v1/documentation</text:a></text:p>
          </table:table-cell>
          <table:table-cell/>
          <table:table-cell office:value-type="string" calcext:value-type="string">
            <text:p>JSON</text:p>
          </table:table-cell>
          <table:table-cell table:style-name="ce5" office:value-type="string" calcext:value-type="string">
            <text:p>Manual withdrawl?!?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Exmo</text:p>
          </table:table-cell>
          <table:table-cell office:value-type="string" calcext:value-type="string">
            <text:p><text:a xlink:href="https://exmo.com/" xlink:type="simple">https://exmo.com/</text:a></text:p>
          </table:table-cell>
          <table:table-cell office:value-type="string" calcext:value-type="string">
            <text:p>zackkoEM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rfectMoney 2%</text:p>
            <text:p>OKPay 1%</text:p>
            <text:p>IWT 1%</text:p>
          </table:table-cell>
          <table:table-cell office:value-type="string" calcext:value-type="string">
            <text:p>PerfectMoney 2%</text:p>
            <text:p>OKPay 2%</text:p>
            <text:p>IWT 1%</text:p>
          </table:table-cell>
          <table:table-cell table:style-name="ce2" office:value-type="string" calcext:value-type="string">
            <text:p><text:a xlink:href="https://exmo.com/api_doc" xlink:type="simple">https://exmo.com/api_doc</text:a></text:p>
          </table:table-cell>
          <table:table-cell table:style-name="ce2"/>
          <table:table-cell office:value-type="string" calcext:value-type="string">
            <text:p>JSON</text:p>
          </table:table-cell>
          <table:table-cell table:number-columns-repeated="2"/>
          <table:table-cell table:style-name="ce2" table:number-columns-repeated="1011"/>
        </table:table-row>
        <table:table-row table:style-name="ro5">
          <table:table-cell office:value-type="string" calcext:value-type="string">
            <text:p>HitBTC</text:p>
          </table:table-cell>
          <table:table-cell office:value-type="string" calcext:value-type="string">
            <text:p><text:a xlink:href="https://hitbtc.com/" xlink:type="simple">https://hitbtc.com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2" table:style-name="ce5" office:value-type="string" calcext:value-type="string">
            <text:p>IWT</text:p>
          </table:table-cell>
          <table:table-cell office:value-type="string" calcext:value-type="string">
            <text:p><text:a xlink:href="http://hitbtc-com.github.io/hitbtc-api/" xlink:type="simple">http://hitbtc-com.github.io/hitbtc-api/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Indacoin</text:p>
          </table:table-cell>
          <table:table-cell office:value-type="string" calcext:value-type="string">
            <text:p><text:a xlink:href="https://indacoin.com/trade/" xlink:type="simple">https://indacoin.com/trade/</text:a></text:p>
          </table:table-cell>
          <table:table-cell office:value-type="string" calcext:value-type="string">
            <text:p>zackkoIC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ayeer 4%</text:p>
            <text:p>PerfectMoney 0%</text:p>
            <text:p>OKPay 0%</text:p>
          </table:table-cell>
          <table:table-cell office:value-type="string" calcext:value-type="string">
            <text:p>Payeer 1%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3"/>
          <table:table-cell table:style-name="ce2" table:number-columns-repeated="1011"/>
        </table:table-row>
        <table:table-row table:style-name="ro10">
          <table:table-cell office:value-type="string" calcext:value-type="string">
            <text:p>itBit</text:p>
          </table:table-cell>
          <table:table-cell office:value-type="string" calcext:value-type="string">
            <text:p><text:a xlink:href="https://www.itbit.com/" xlink:type="simple">https://www.itbit.com/</text:a></text:p>
          </table:table-cell>
          <table:table-cell office:value-type="string" calcext:value-type="string">
            <text:p>zackkoIB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WT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Kraken</text:p>
          </table:table-cell>
          <table:table-cell office:value-type="string" calcext:value-type="string">
            <text:p><text:a xlink:href="https://www.kraken.com/" xlink:type="simple">https://www.kraken.com/</text:a></text:p>
          </table:table-cell>
          <table:table-cell office:value-type="string" calcext:value-type="string">
            <text:p>zackkoKK</text:p>
          </table:table-cell>
          <table:table-cell office:value-type="string" calcext:value-type="string">
            <text:p>Y/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Ripple</text:p>
          </table:table-cell>
          <table:table-cell office:value-type="string" calcext:value-type="string">
            <text:p>SEPA</text:p>
            <text:p>IWT</text:p>
            <text:p>Ripple</text:p>
          </table:table-cell>
          <table:table-cell office:value-type="string" calcext:value-type="string">
            <text:p><text:a xlink:href="https://www.kraken.com/help/api" xlink:type="simple">https://www.kraken.com/help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LakeBTC</text:p>
          </table:table-cell>
          <table:table-cell office:value-type="string" calcext:value-type="string">
            <text:p><text:a xlink:href="https://www.lakebtc.com/" xlink:type="simple">https://www.lakebtc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</table:table-cell>
          <table:table-cell office:value-type="string" calcext:value-type="string">
            <text:p>IWT</text:p>
            <text:p>EgoPay 1.5% + 0.5</text:p>
            <text:p>Ripple</text:p>
          </table:table-cell>
          <table:table-cell office:value-type="string" calcext:value-type="string">
            <text:p><text:a xlink:href="https://www.lakebtc.com/s/api?locale=en" xlink:type="simple">https://www.lakebtc.com/s/api?locale=en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JustCoin</text:p>
          </table:table-cell>
          <table:table-cell office:value-type="string" calcext:value-type="string">
            <text:p><text:a xlink:href="https://justcoin.com/" xlink:type="simple">https://justcoin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IWT</text:p>
            <text:p>Stellar</text:p>
            <text:p>Ripple</text:p>
          </table:table-cell>
          <table:table-cell office:value-type="string" calcext:value-type="string">
            <text:p><text:a xlink:href="http://wiki.justcoin.com/API" xlink:type="simple">http://wiki.justcoin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MintPal</text:p>
          </table:table-cell>
          <table:table-cell office:value-type="string" calcext:value-type="string">
            <text:p><text:a xlink:href="https://www.mintpal.com/" xlink:type="simple">https://www.mintpal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mintpal.com/api/v2" xlink:type="simple">https://www.mintpal.com/api/v2</text:a>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cxnow</text:p>
          </table:table-cell>
          <table:table-cell office:value-type="string" calcext:value-type="string">
            <text:p><text:a xlink:href="https://mcxnow.com/" xlink:type="simple">https://mcxnow.com/</text:a></text:p>
          </table:table-cell>
          <table:table-cell office:value-type="string" calcext:value-type="string">
            <text:p>zackkoM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mcxnow.com/api.html" xlink:type="simple">https://mcxnow.com/api.html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loniex</text:p>
          </table:table-cell>
          <table:table-cell office:value-type="string" calcext:value-type="string">
            <text:p><text:a xlink:href="https://poloniex.com/" xlink:type="simple">https://poloniex.com/</text:a></text:p>
          </table:table-cell>
          <table:table-cell table:style-name="ce5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office:value-type="string" calcext:value-type="string">
            <text:p><text:a xlink:href="https://www.poloniex.com/api" xlink:type="simple">https://www.poloniex.com/api</text:a></text:p>
          </table:table-cell>
          <table:table-cell/>
          <table:table-cell office:value-type="string" calcext:value-type="string">
            <text:p>JS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napSwap</text:p>
          </table:table-cell>
          <table:table-cell office:value-type="string" calcext:value-type="string">
            <text:p><text:a xlink:href="https://snapswap.eu/" xlink:type="simple">https://snapswap.eu</text:a></text:p>
          </table:table-cell>
          <table:table-cell office:value-type="string" calcext:value-type="string">
            <text:p>zackkoSS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1011"/>
        </table:table-row>
        <table:table-row table:style-name="ro11">
          <table:table-cell office:value-type="string" calcext:value-type="string">
            <text:p>TheRockTrading</text:p>
          </table:table-cell>
          <table:table-cell office:value-type="string" calcext:value-type="string">
            <text:p><text:a xlink:href="https://www.therocktrading.com/" xlink:type="simple">https://www.therocktrading.com/</text:a></text:p>
          </table:table-cell>
          <table:table-cell office:value-type="string" calcext:value-type="string">
            <text:p>zackkoTR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PA</text:p>
            <text:p>OKPay 0.5%</text:p>
            <text:p>EgoPay 2.5% + 0.50</text:p>
            <text:p>Ripple</text:p>
          </table:table-cell>
          <table:table-cell office:value-type="string" calcext:value-type="string">
            <text:p>SEPA</text:p>
            <text:p>OKPay</text:p>
            <text:p>Ripple</text:p>
          </table:table-cell>
          <table:table-cell office:value-type="string" calcext:value-type="string">
            <text:p><text:a xlink:href="https://www.therocktrading.com/en/pages/api" xlink:type="simple">https://www.therocktrading.com/en/pages/api</text:a></text:p>
            <text:p>5 API Requests per second.</text:p>
          </table:table-cell>
          <table:table-cell/>
          <table:table-cell office:value-type="string" calcext:value-type="string">
            <text:p>JSON</text:p>
          </table:table-cell>
          <table:table-cell office:value-type="string" calcext:value-type="string">
            <text:p>Manual withdrawl?!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rcurex</text:p>
          </table:table-cell>
          <table:table-cell office:value-type="string" calcext:value-type="string">
            <text:p><text:a xlink:href="https://vircurex.com/" xlink:type="simple">https://vircurex.com/</text:a></text:p>
          </table:table-cell>
          <table:table-cell office:value-type="string" calcext:value-type="string">
            <text:p>zackko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Crypto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NY Exchanges</text:p>
          </table:table-cell>
          <table:table-cell table:number-columns-repeated="7"/>
          <table:table-cell table:style-name="ce2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TCChina</text:p>
          </table:table-cell>
          <table:table-cell office:value-type="string" calcext:value-type="string">
            <text:p><text:a xlink:href="https://vip.btcchina.com/" xlink:type="simple">https://vip.btcchina.com/</text:a></text:p>
          </table:table-cell>
          <table:table-cell office:value-type="string" calcext:value-type="string">
            <text:p><text:a xlink:href="mailto:gsit80@gmail.com" xlink:type="simple">gsit80@gmail.com</text:a></text:p>
          </table:table-cell>
          <table:table-cell office:value-type="string" calcext:value-type="string">
            <text:p>Y/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ce2" office:value-type="string" calcext:value-type="string">
            <text:p><text:a xlink:href="http://btcchina.org/api-documentation" xlink:type="simple">http://btcchina.org/api-documentation</text:a></text:p>
          </table:table-cell>
          <table:table-cell table:style-name="ce2"/>
          <table:table-cell office:value-type="string" calcext:value-type="string">
            <text:p>FIX</text:p>
          </table:table-cell>
          <table:table-cell table:number-columns-repeated="1013"/>
        </table:table-row>
        <table:table-row table:style-name="ro3">
          <table:table-cell table:style-name="Default" office:value-type="string" calcext:value-type="string">
            <text:p>Huobi</text:p>
          </table:table-cell>
          <table:table-cell table:style-name="Default" office:value-type="string" calcext:value-type="string">
            <text:p><text:a xlink:href="https://www.huobi.com/?lang=en/" xlink:type="simple">https://www.huobi.com/?lang=en/</text:a></text:p>
          </table:table-cell>
          <table:table-cell table:style-name="Default" office:value-type="string" calcext:value-type="string">
            <text:p><text:a xlink:href="mailto:gsit80@gmail.com" xlink:type="simple">gsit80@gmail.com</text:a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huobi.com/help/index.php?a=api_help_v2" xlink:type="simple">https://www.huobi.com/help/index.php?a=api_help_v2</text:a></text:p>
          </table:table-cell>
          <table:table-cell table:style-name="Default"/>
          <table:table-cell table:style-name="Default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Default" office:value-type="string" calcext:value-type="string">
            <text:p>OKCoin</text:p>
          </table:table-cell>
          <table:table-cell table:style-name="Default" office:value-type="string" calcext:value-type="string">
            <text:p><text:a xlink:href="https://www.okcoin.com/" xlink:type="simple">https://www.okcoin.com/</text:a></text:p>
          </table:table-cell>
          <table:table-cell table:style-name="ce6" office:value-type="string" calcext:value-type="string">
            <text:p><text:span text:style-name="T1"><text:a xlink:href="mailto:gsit80@gmail.com" xlink:type="simple">gsit80@gmail.com</text:a></text:span></text:p>
          </table:table-cell>
          <table:table-cell table:style-name="Default" office:value-type="string" calcext:value-type="string">
            <text:p>Y/N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number-columns-repeated="2" table:style-name="Default" office:value-type="string" calcext:value-type="string">
            <text:p>IWT (CNY)</text:p>
          </table:table-cell>
          <table:table-cell table:style-name="Default" office:value-type="string" calcext:value-type="string">
            <text:p><text:a xlink:href="https://www.okcoin.com/about/publicApi.do" xlink:type="simple">https://www.okcoin.com/about/publicApi.do</text:a></text:p>
          </table:table-cell>
          <table:table-cell table:style-name="Default"/>
          <table:table-cell table:style-name="ce6" office:value-type="string" calcext:value-type="string">
            <text:p>JSON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EUR Exchanges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Zyado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TheRockTrading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Bitcoin.de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Kraken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Paymium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Coinfloor</text:p>
          </table:table-cell>
          <table:table-cell table:style-name="Default" office:value-type="string" calcext:value-type="string">
            <text:p>coinfloor.co.uk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 office:value-type="string" calcext:value-type="string">
            <text:p>itBit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HitBTC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Exmo</text:p>
          </table:table-cell>
          <table:table-cell table:style-name="Default" table:number-columns-repeated="12"/>
          <table:table-cell table:number-columns-repeated="1011"/>
        </table:table-row>
      </table:table>
      <table:table table:name="EWallets" table:style-name="ta1">
        <table:table-column table:style-name="co10" table:default-cell-style-name="Default"/>
        <table:table-column table:style-name="co11" table:default-cell-style-name="Default"/>
        <table:table-row table:style-name="ro12"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Verification/</text:p>
            <text:p>Verification Completed?</text:p>
          </table:table-cell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EgoCoin</text:p>
          </table:table-cell>
          <table:table-cell office:value-type="string" calcext:value-type="string">
            <text:p>Y/N</text:p>
          </table:table-cell>
        </table:table-row>
        <table:table-row table:style-name="ro1">
          <table:table-cell office:value-type="string" calcext:value-type="string">
            <text:p>Skrill</text:p>
          </table:table-cell>
          <table:table-cell office:value-type="string" calcext:value-type="string">
            <text:p>Y/Y</text:p>
          </table:table-cell>
        </table:table-row>
        <table:table-row table:style-name="ro1">
          <table:table-cell office:value-type="string" calcext:value-type="string">
            <text:p>Moneybookers</text:p>
          </table:table-cell>
          <table:table-cell office:value-type="string" calcext:value-type="string">
            <text:p>Y/Y</text:p>
          </table:table-cell>
        </table:table-row>
      </table:table>
      <table:table table:name="Strategies" table:style-name="ta1">
        <table:table-column table:style-name="co12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Exchang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OK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Crypto-Trade, TheRockTra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opay</text:p>
          </table:table-cell>
          <table:table-cell office:value-type="string" calcext:value-type="string">
            <text:p>(BTC/USD)</text:p>
          </table:table-cell>
          <table:table-cell office:value-type="string" calcext:value-type="string">
            <text:p>BTC-E, Bitfinex, Bter, Bitkonan, Crypto-Tr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(LTC)</text:p>
          </table:table-cell>
          <table:table-cell office:value-type="string" calcext:value-type="string">
            <text:p>TheRockTrading/Kra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string" calcext:value-type="string">
            <text:p>(BTC)</text:p>
          </table:table-cell>
          <table:table-cell office:value-type="string" calcext:value-type="string">
            <text:p>TheRockTrading/JustCoin/AllCoin/Crypt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PA</text:p>
          </table:table-cell>
          <table:table-cell office:value-type="string" calcext:value-type="string">
            <text:p>BTC/LTC</text:p>
          </table:table-cell>
          <table:table-cell office:value-type="string" calcext:value-type="string">
            <text:p>TheRockTrading/ItBit/JustCoin/Krak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8:35:07.61237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46:07.330192097</meta:creation-date>
    <dc:date>2014-10-25T19:22:13.379034535</dc:date>
    <meta:editing-duration>PT7H14M36S</meta:editing-duration>
    <meta:editing-cycles>23</meta:editing-cycles>
    <meta:generator>LibreOffice/4.2.6.3$Linux_X86_64 LibreOffice_project/420m0$Build-3</meta:generator>
    <meta:document-statistic meta:table-count="3" meta:cell-count="362" meta:object-count="0"/>
  </office:meta>
</office:document-meta>
</file>